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10-19 1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7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4-26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5-01-25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10-20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7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4-28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608" calcext:value-type="float">
            <text:p>-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4-01-29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10-28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7-28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5-0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3-02-13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5608" calcext:value-type="float">
            <text:p>-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11-0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8-01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5-09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2-02-0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10-26 1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1056" calcext:value-type="float">
            <text:p>-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7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9824" calcext:value-type="float">
            <text:p>-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4-26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1-01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10-26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7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4-29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20-02-05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10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7-2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4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9-01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11-1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8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9616" calcext:value-type="float">
            <text:p>-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6-12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8-02-0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10-31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54" calcext:value-type="float">
            <text:p>-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8-0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5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7-02-0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11-1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8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5-1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6-02-0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5-11-0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33C4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2015-08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